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kip to content</text:p>
      <text:p text:style-name="Normal">Studentship</text:p>
      <text:p text:style-name="Normal"/>
      <text:p text:style-name="Normal">Menu</text:p>
      <text:p text:style-name="Normal"><text:s/>UNN First Year University Student School Expenses List</text:p>
      <text:p text:style-name="Normal"/>
      <text:p text:style-name="Normal"/>
      <text:p text:style-name="Normal">UNEC library</text:p>
      <text:p text:style-name="Normal">UNN First Year University Student School Expenses List</text:p>
      <text:p text:style-name="Normal"/>
      <text:p text:style-name="Normal"/>
      <text:p text:style-name="Normal"/>
      <text:p text:style-name="Normal">Studying at the University of<text:s/>Nigeria Nsuka<text:s/>can be<text:s/><text:s/>very<text:s/>costly for newly admitted students.<text:s/>proceeding<text:s/>from clearance to other payments can be a financial burden for parents and guardians.</text:p>
      <text:p text:style-name="Normal"/>
      <text:p text:style-name="Normal">First of all, <text:s/>am congratulating new students of the year (freshman), for it is not easy to gain admission<text:s/>into the one of the most competitive<text:s/>universities. You are highly welcome.</text:p>
      <text:p text:style-name="Normal"/>
      <text:p text:style-name="Normal"/>
      <text:p text:style-name="Normal">Gaining admission to UNN comes with many expenses from the<text:s/>acceptance fee,<text:s/>school fees, accommodation fees and other charges.</text:p>
      <text:p text:style-name="Normal"/>
      <text:p text:style-name="Normal">It is necessary to have an idea of the school expenses for first-year students. It would help you draft your school budget for presentation to your parents or guardian.</text:p>
      <text:p text:style-name="Normal"/>
      <text:p text:style-name="Normal">As a fresher, you can show your parents this post so that they<text:s/>may<text:s/>have<text:s/>idea of the costly<text:s/>expenses ahead.</text:p>
      <text:p text:style-name="Normal"/>
      <text:p text:style-name="Normal">This post will cover the categories of expenses for UNN freshers. Parents and newly admitted students at the UNN or UNEC Campus will find this post helpful.</text:p>
      <text:p text:style-name="Normal"/>
      <text:p text:style-name="Normal">Let me know in the comment box if you have any questions or need further assistance. I would love to hear from you.</text:p>
      <text:p text:style-name="Normal"/>
      <text:p text:style-name="Normal">Table of<text:s/>contents for list of fees<text:s/></text:p>
      <text:p text:style-name="Normal">UNN First Year School Expenses</text:p>
      <text:p text:style-name="Normal">Acceptance Fee</text:p>
      <text:p text:style-name="Normal">School Fees</text:p>
      <text:p text:style-name="Normal">UNN Clearance Fee</text:p>
      <text:p text:style-name="Normal">Passport Photograph</text:p>
      <text:p text:style-name="Normal">Photocopy of Documents</text:p>
      <text:p text:style-name="Normal">Accommodation Fee</text:p>
      <text:p text:style-name="Normal">GS Textbooks &amp; CA</text:p>
      <text:p text:style-name="Normal">CA Booklet</text:p>
      <text:p text:style-name="Normal">Practical Manuals</text:p>
      <text:p text:style-name="Normal">Dissecting Kit</text:p>
      <text:p text:style-name="Normal">Photocopy Materials</text:p>
      <text:p text:style-name="Normal">Pass Questions</text:p>
      <text:p text:style-name="Normal">Textbooks</text:p>
      <text:p text:style-name="Normal">Faculty Dues &amp; Departmental Dues</text:p>
      <text:p text:style-name="Normal">Class Dues</text:p>
      <text:p text:style-name="Normal">Manual Course Registration</text:p>
      <text:p text:style-name="Normal"/>
      <text:p text:style-name="Normal">Acceptance Fee</text:p>
      <text:p text:style-name="Normal">School Fees</text:p>
      <text:p text:style-name="Normal">UNN Clearance Fee</text:p>
      <text:p text:style-name="Normal">Accommodation Fee</text:p>
      <text:p text:style-name="Normal">GS Textbooks &amp; CA</text:p>
      <text:p text:style-name="Normal">CA Booklet</text:p>
      <text:p text:style-name="Normal">Practical Manuals</text:p>
      <text:p text:style-name="Normal">Dissecting Kit</text:p>
      <text:p text:style-name="Normal">Photocopy Materials</text:p>
      <text:p text:style-name="Normal">Pass Questions</text:p>
      <text:p text:style-name="Normal">Textbooks</text:p>
      <text:p text:style-name="Normal">Faculty Dues</text:p>
      <text:p text:style-name="Normal">Departmental Dues</text:p>
      <text:p text:style-name="Normal">Class Dues</text:p>
      <text:p text:style-name="Normal">Manual Course Registration</text:p>
      <text:p text:style-name="Normal">Library ID Card</text:p>
      <text:p text:style-name="Normal">Foodstuffs</text:p>
      <text:p text:style-name="Normal">Reading Materials</text:p>
      <text:p text:style-name="Normal">Kitchen and Utensils Equipment</text:p>
      <text:p text:style-name="Normal">House Materials</text:p>
      <text:p text:style-name="Normal">Transportation Fee</text:p>
      <text:p text:style-name="Normal">Internet Data</text:p>
      <text:p text:style-name="Normal">Miscellaneous Charges</text:p>
      <text:p text:style-name="Normal">A statue in UNEC</text:p>
      <text:p text:style-name="Normal">Acceptance Fee</text:p>
      <text:p text:style-name="Normal">Explanation<text:s/>of<text:s/>the<text:s/><text:s/>above listed fees</text:p>
      <text:p text:style-name="Normal">Acceptance fee is the amount of money you pay to accept your UNN admission. It is the first payment you will make as a student of the University of Nigeria, Nsukka.</text:p>
      <text:p text:style-name="Normal"/>
      <text:p text:style-name="Normal">The amount for the UNN acceptance fee is thirty thousand naira (₦30,000).</text:p>
      <text:p text:style-name="Normal"/>
      <text:p text:style-name="Normal">Do not pay the acceptance fee using your ATM card. All payments must be at any of the commercial banks in Nigeria. The reason is that the bank teller would be a requirement for your final year clearance.</text:p>
      <text:p text:style-name="Normal"/>
      <text:p text:style-name="Normal">School Fees</text:p>
      <text:p text:style-name="Normal">School fees are the amount of money you would<text:s/>pay for different charges like ICT, SUG, development fee, etc.</text:p>
      <text:p text:style-name="Normal"/>
      <text:p text:style-name="Normal">UNN school fees for freshers is between seventy to eighty thousand naira (₦70,000 – 80,000).</text:p>
      <text:p text:style-name="Normal"/>
      <text:p text:style-name="Normal">Note:<text:s/>UNN school fees<text:s/>changes for<text:s/>every academic session.</text:p>
      <text:p text:style-name="Normal"/>
      <text:p text:style-name="Normal">Read this post to see the school fees schedule for all the departments in UNN.</text:p>
      <text:p text:style-name="Normal"/>
      <text:p text:style-name="Normal">Also, payment for the UNN school fees must be at the commercial bank. Do not make payment with your ATM card.</text:p>
      <text:p text:style-name="Normal"/>
      <text:p text:style-name="Normal">UNN Clearance Fee</text:p>
      <text:p text:style-name="Normal">The UNN clearance is free of charge.</text:p>
      <text:p text:style-name="Normal"/>
      <text:p text:style-name="Normal">You do not pay any money for clearance as a student of the University of Nigeria.</text:p>
      <text:p text:style-name="Normal"/>
      <text:p text:style-name="Normal">There are lots of expenses you will make during your clearance. They include the following;</text:p>
      <text:p text:style-name="Normal"/>
      <text:p text:style-name="Normal">Passport Photograph</text:p>
      <text:p text:style-name="Normal">You need thirty (30) passports for your academic and hostel clearance.</text:p>
      <text:p text:style-name="Normal"/>
      <text:p text:style-name="Normal">Also, you will use passports for your manual course registration in UNN.</text:p>
      <text:p text:style-name="Normal"/>
      <text:p text:style-name="Normal"/>
      <text:p text:style-name="Normal">Photocopy of Documents</text:p>
      <text:p text:style-name="Normal">You need four (4) copies of each of your clearance documents. That is a lot of money.</text:p>
      <text:p text:style-name="Normal"/>
      <text:p text:style-name="Normal">I will advise you, not to make any clearance<text:s/><text:s/>expenses at home. Proceed to the university first<text:s/>, they may<text:s/>be some<text:s/>changes to the charges<text:s/>, for it is More accurate to verify <text:s/><text:s/>your<text:s/>clearance payment <text:s/>so as not to make any wrong payment</text:p>
      <text:p text:style-name="Normal"/>
      <text:p text:style-name="Normal">Accommodation Fee</text:p>
      <text:p text:style-name="Normal">The accommodation fee is in two categories;</text:p>
      <text:p text:style-name="Normal"/>
      <text:p text:style-name="Normal">UNN school hostel</text:p>
      <text:p text:style-name="Normal">Off-campus accommodation</text:p>
      <text:p text:style-name="Normal">The UNN school hostel is twelve thousand naira for male students and fifteen thousand naira for female students.</text:p>
      <text:p text:style-name="Normal"/>
      <text:p text:style-name="Normal">Off-campus accommodation is between forty to two hundred and fifty thousand for a single room and self-contain.</text:p>
      <text:p text:style-name="Normal"/>
      <text:p text:style-name="Normal">You should read my post on UNN Hostel and Off-campus accommodation. The article contains everything there is to know about accommodation in UNN.</text:p>
      <text:p text:style-name="Normal"/>
      <text:p text:style-name="Normal">UNEC students should read Hostel and Off-Campus accommodation in UNEC.</text:p>
      <text:p text:style-name="Normal"/>
      <text:p text:style-name="Normal">GS Textbooks &amp; CA</text:p>
      <text:p text:style-name="Normal">GS stands for general studies. It is a compulsory course for all students at the University of Nigeria.</text:p>
      <text:p text:style-name="Normal"/>
      <text:p text:style-name="Normal">First-year students offer between two (2) to three (3) GS courses for each semester in their 100 level.</text:p>
      <text:p text:style-name="Normal"/>
      <text:p text:style-name="Normal">The GS textbook and CA is compulsory. They cost between one thousand five hundred naira (₦1,500) to two thousand five hundred (₦2,500).</text:p>
      <text:p text:style-name="Normal"/>
      <text:p text:style-name="Normal">CA Booklet</text:p>
      <text:p text:style-name="Normal">CA stands for continuous assessment.</text:p>
      <text:p text:style-name="Normal"/>
      <text:p text:style-name="Normal">Students of the College of Medicine, Pharmacy, Biological Sciences, Veterinary Medicine and Physical Science buy CA booklets. There is a CA booklet for every course.</text:p>
      <text:p text:style-name="Normal"/>
      <text:p text:style-name="Normal">The cost for the CA booklet is between one to two thousand naira (₦1,000 – 2000).</text:p>
      <text:p text:style-name="Normal"/>
      <text:p text:style-name="Normal">Practical Manuals</text:p>
      <text:p text:style-name="Normal">Practical manuals are first science students.</text:p>
      <text:p text:style-name="Normal"/>
      <text:p text:style-name="Normal">The following are the practical courses for first-year students;</text:p>
      <text:p text:style-name="Normal"/>
      <text:p text:style-name="Normal">PHY 191</text:p>
      <text:p text:style-name="Normal">CHM 171</text:p>
      <text:p text:style-name="Normal">BIO 154</text:p>
      <text:p text:style-name="Normal">ZEB</text:p>
      <text:p text:style-name="Normal">The cost for these practical manuals is between one five to three thousand five hundred naira (₦1,500 – 3,500).</text:p>
      <text:p text:style-name="Normal"/>
      <text:p text:style-name="Normal">Dissecting Kit</text:p>
      <text:p text:style-name="Normal">Dissecting kits are instruments for BIO 154 practicals for science students.</text:p>
      <text:p text:style-name="Normal"/>
      <text:p text:style-name="Normal">The dissecting kits cost three thousand five hundred naira (₦3,500).</text:p>
      <text:p text:style-name="Normal"/>
      <text:p text:style-name="Normal"/>
      <text:p text:style-name="Normal">Photocopy Materials</text:p>
      <text:p text:style-name="Normal">In UNN, there are plenty of study materials and documents you will photocopy.</text:p>
      <text:p text:style-name="Normal"/>
      <text:p text:style-name="Normal">There is no fixed price on the number of documents you will duplicate.</text:p>
      <text:p text:style-name="Normal"/>
      <text:p text:style-name="Normal">The frequency at which you would photocopy materials would depend on your department.</text:p>
      <text:p text:style-name="Normal"/>
      <text:p text:style-name="Normal">Pass Questions</text:p>
      <text:p text:style-name="Normal">Pass questions are necessary for you to pass your semester exams in UNN.</text:p>
      <text:p text:style-name="Normal"/>
      <text:p text:style-name="Normal">You can spend up to five thousand naira (₦5,000) to buy past questions and answers.</text:p>
      <text:p text:style-name="Normal"/>
      <text:p text:style-name="Normal"/>
      <text:p text:style-name="Normal">But, you would not spend any money if you decide to get past questions in soft copies.</text:p>
      <text:p text:style-name="Normal"/>
      <text:p text:style-name="Normal">Textbooks</text:p>
      <text:p text:style-name="Normal">Buying textbooks is not compulsory in most departments in UNN.</text:p>
      <text:p text:style-name="Normal"/>
      <text:p text:style-name="Normal">You can meet your senior colleagues to get their textbooks to save costs or get them in soft copies.</text:p>
      <text:p text:style-name="Normal"/>
      <text:p text:style-name="Normal">But if otherwise, you would spend more than ten thousand naira (₦5,000) per semester getting all the textbooks.</text:p>
      <text:p text:style-name="Normal"/>
      <text:p text:style-name="Normal">Faculty Dues &amp; Departmental Dues</text:p>
      <text:p text:style-name="Normal">Faculty and departmental dues are the money you will pay to your faculty and department.</text:p>
      <text:p text:style-name="Normal"/>
      <text:p text:style-name="Normal"/>
      <text:p text:style-name="Normal">Both dues can be up to ten thousand naira (₦10,000).</text:p>
      <text:p text:style-name="Normal"/>
      <text:p text:style-name="Normal">Class Dues</text:p>
      <text:p text:style-name="Normal">Class due is the money you will pay to your class representative after the start of lectures.</text:p>
      <text:p text:style-name="Normal"/>
      <text:p text:style-name="Normal">The money is for the running of the class expenses like printing of class list, etc.</text:p>
      <text:p text:style-name="Normal"/>
      <text:p text:style-name="Normal">Class dues in UNN are five hundred naira (₦500) or one thousand naira (₦1,000), depending on the decision of your class.</text:p>
      <text:p text:style-name="Normal"/>
      <text:p text:style-name="Normal">Manual Course Registration</text:p>
      <text:p text:style-name="Normal">Manual registration is registering your course for the semester with the various departments.</text:p>
      <text:p text:style-name="Normal"/>
      <text:p text:style-name="Normal">Manual course registration in UNN is one thousand naira (₦1,000).</text:p>
      <text:p text:style-name="Normal"/>
      <text:p text:style-name="Normal"/>
      <text:p text:style-name="Normal"/>
      <text:p text:style-name="Normal">Related Posts:</text:p>
      <text:p text:style-name="Normal"/>
      <text:p text:style-name="Normal">AE-FUNAI School Fees for College of Medicine 2021/2022.</text:p>
      <text:p text:style-name="Normal">17 Tips on How to Score High and Pass Post UTME Exam 2022</text:p>
      <text:p text:style-name="Normal"/>
      <text:p text:style-name="Normal">How to Study &amp; Pass UNN Post UTME Exam</text:p>
      <text:p text:style-name="Normal">AE-FUNAI School Fees for Law 2021/2022</text:p>
      <text:p text:style-name="Normal">AE-FUNAI School Fees for Engineering 2021/2022</text:p>
      <text:p text:style-name="Normal">AE-FUNAI School Fees for All Courses 2021/2022</text:p>
      <text:p text:style-name="Normal"/>
      <text:p text:style-name="Normal"/>
      <text:p text:style-name="Normal">Enter your Email Here</text:p>
      <text:p text:style-name="Normal">Enter your email here</text:p>
      <text:p text:style-name="Normal"/>
      <text:p text:style-name="Normal"/>
      <text:p text:style-name="Normal"/>
      <text:p text:style-name="Normal">…</text:p>
      <text:p text:style-name="Normal">4 thoughts on “UNN First Year University Student School Expenses List”</text:p>
      <text:p text:style-name="Normal"/>
      <text:p text:style-name="Normal">Maria Philip</text:p>
      <text:p text:style-name="Normal">April 14, 2022 at 7:30 am</text:p>
      <text:p text:style-name="Normal">When is 2022/2023 session admission will end</text:p>
      <text:p text:style-name="Normal"/>
      <text:p text:style-name="Normal">Reply</text:p>
      <text:p text:style-name="Normal">Leave a Comment</text:p>
      <text:p text:style-name="Normal">Comment</text:p>
      <text:p text:style-name="Normal"/>
      <text:p text:style-name="Normal">Name</text:p>
      <text:p text:style-name="Normal">Name *</text:p>
      <text:p text:style-name="Normal">Email</text:p>
      <text:p text:style-name="Normal">Email *</text:p>
      <text:p text:style-name="Normal"/>
      <text:p text:style-name="Normal">Save my name, email, and website in this browser for the next time I comment.</text:p>
      <text:p text:style-name="Normal"/>
      <text:p text:style-name="Normal">Ezoicreport this ad</text:p>
      <text:p text:style-name="Normal">Featured Posts</text:p>
      <text:p text:style-name="Normal">University of Ottawa Study Requirements for Nigerian Students</text:p>
      <text:p text:style-name="Normal"/>
      <text:p text:style-name="Normal">How to Become a Freelance Copywriter &amp; Content Writer in Nigeria</text:p>
      <text:p text:style-name="Normal"/>
      <text:p text:style-name="Normal">Requirements to Study in the USA for Nigerian Students 2022</text:p>
      <text:p text:style-name="Normal"/>
      <text:p text:style-name="Normal">How to Make Money in School as A Student in Nigeria 2022</text:p>
      <text:p text:style-name="Normal"/>
      <text:p text:style-name="Normal">UK University with Most Nigerian Students 2022</text:p>
      <text:p text:style-name="Normal"/>
      <text:p text:style-name="Normal">Canadian University Agents &amp; Representatives in Nigeria 2022</text:p>
      <text:p text:style-name="Normal"/>
      <text:p text:style-name="Normal">Requirements for Canadian Student Visa to Study from Nigeria</text:p>
      <text:p text:style-name="Normal"/>
      <text:p text:style-name="Normal">How to Transfer from A Nigerian University to an American University</text:p>
      <text:p text:style-name="Normal"/>
      <text:p text:style-name="Normal">How to Start and Run a Private School Successfully in Nigeria</text:p>
      <text:p text:style-name="Normal"/>
      <text:p text:style-name="Normal">UK Universities Representatives &amp; Agents in Nigeria 2022</text:p>
      <text:p text:style-name="Normal"/>
      <text:p text:style-name="Normal">Ezoicreport this ad</text:p>
      <text:p text:style-name="Normal">Career</text:p>
      <text:p text:style-name="Normal">How to Become a Celebrity Makeup Artist in Nigeria</text:p>
      <text:p text:style-name="Normal"/>
      <text:p text:style-name="Normal">List of Universities Offering BSc Nursing Science in Nigeria</text:p>
      <text:p text:style-name="Normal"/>
      <text:p text:style-name="Normal">Exxon Mobil Graduate Internship (Medical Science) Program 2022</text:p>
      <text:p text:style-name="Normal"/>
      <text:p text:style-name="Normal">Universities Offering Radiography in Nigeria</text:p>
      <text:p text:style-name="Normal"/>
      <text:p text:style-name="Normal">Universities Offering Medical Laboratory Science in Nigeria</text:p>
      <text:p text:style-name="Normal"/>
      <text:p text:style-name="Normal">Nigerian Universities That Offer Mechatronics Engineering</text:p>
      <text:p text:style-name="Normal"/>
      <text:p text:style-name="Normal">How to Become a Nollywood Actor or Actress in Nigeria</text:p>
      <text:p text:style-name="Normal"/>
      <text:p text:style-name="Normal">Business</text:p>
      <text:p text:style-name="Normal">How to Start and Run a Private School Successfully in Nigeria</text:p>
      <text:p text:style-name="Normal"/>
      <text:p text:style-name="Normal">25 Best Business Ideas to Start with Little Money in Nigeria 2022</text:p>
      <text:p text:style-name="Normal"/>
      <text:p text:style-name="Normal">How to Become a Sports Betting Agent in Nigeria 2022</text:p>
      <text:p text:style-name="Normal"/>
      <text:p text:style-name="Normal">Guaranteed Ways to Invest $100 Make $1000 A Day 2022</text:p>
      <text:p text:style-name="Normal"/>
      <text:p text:style-name="Normal">Nigerian eNaira Digital Currency</text:p>
      <text:p text:style-name="Normal"/>
      <text:p text:style-name="Normal">How to Become a Bolt Driver in Nigeria</text:p>
      <text:p text:style-name="Normal"/>
      <text:p text:style-name="Normal">How to Legit Make Money Online in Nigeria 2022</text:p>
      <text:p text:style-name="Normal"/>
      <text:p text:style-name="Normal">Undergraduate Scholarship</text:p>
      <text:p text:style-name="Normal">Undergraduate Scholarship for Medical Students in Nigeria 2022</text:p>
      <text:p text:style-name="Normal"/>
      <text:p text:style-name="Normal">Scholarship in Nigeria for Undergraduate Students 2022</text:p>
      <text:p text:style-name="Normal"/>
      <text:p text:style-name="Normal">NNPC/Total Undergraduate Scholarship 2022/2023</text:p>
      <text:p text:style-name="Normal"/>
      <text:p text:style-name="Normal">NIMASA World Maritime Day Essay Scholarship Competition 2022</text:p>
      <text:p text:style-name="Normal"/>
      <text:p text:style-name="Normal">Orji Uzor Kalu Foundation Scholarship for Selected Nigerian Universities 2022</text:p>
      <text:p text:style-name="Normal"/>
      <text:p text:style-name="Normal">Apply for Orji Uzor Kalu Foundation Scholarship 2022</text:p>
      <text:p text:style-name="Normal"/>
      <text:p text:style-name="Normal">Nigeria LNG Limited (NLNG) Scholarship Scheme 2022</text:p>
      <text:p text:style-name="Normal"/>
      <text:p text:style-name="Normal">Study Abroad</text:p>
      <text:p text:style-name="Normal">Easiest Country to Get Student Visa from Nigeria 2022</text:p>
      <text:p text:style-name="Normal"/>
      <text:p text:style-name="Normal">Requirements for Canadian Student Visa to Study from Nigeria</text:p>
      <text:p text:style-name="Normal"/>
      <text:p text:style-name="Normal">Canadian University Agents &amp; Representatives in Nigeria 2022</text:p>
      <text:p text:style-name="Normal"/>
      <text:p text:style-name="Normal">Study BSc Computing at Arden University Berlin</text:p>
      <text:p text:style-name="Normal"/>
      <text:p text:style-name="Normal">University of Ottawa Study Requirements for Nigerian Students</text:p>
      <text:p text:style-name="Normal"/>
      <text:p text:style-name="Normal">Scholarship to Study Abroad for Nigerian Students 2022</text:p>
      <text:p text:style-name="Normal"/>
      <text:p text:style-name="Normal">Canadian Mennonite University Admission Requirements for Nigerian Students</text:p>
      <text:p text:style-name="Normal"/>
      <text:p text:style-name="Normal">Campus Life</text:p>
      <text:p text:style-name="Normal">How to Graduate with First Class in the University</text:p>
      <text:p text:style-name="Normal"/>
      <text:p text:style-name="Normal">UNICAL Hostel and Off Campus Accommodation</text:p>
      <text:p text:style-name="Normal"/>
      <text:p text:style-name="Normal">UNIJOS Hostel and Off Campus Accommodation</text:p>
      <text:p text:style-name="Normal"/>
      <text:p text:style-name="Normal">UNIMAID Hostel and Off Campus Accommodation</text:p>
      <text:p text:style-name="Normal"/>
      <text:p text:style-name="Normal">UNILAG Hostel and Off Campus Accommodation</text:p>
      <text:p text:style-name="Normal"/>
      <text:p text:style-name="Normal">UNIBEN Hostel &amp; Off Campus Accommodation</text:p>
      <text:p text:style-name="Normal"/>
      <text:p text:style-name="Normal">How to Calculate CGPA in Nigerian University</text:p>
      <text:p text:style-name="Normal"/>
      <text:p text:style-name="Normal">Admission Guide</text:p>
      <text:p text:style-name="Normal">How to Check JAMB Admission Status on CAPS Portal 2022/2023</text:p>
      <text:p text:style-name="Normal"/>
      <text:p text:style-name="Normal">JAMB Registration 2022 Requirements and Procedures</text:p>
      <text:p text:style-name="Normal"/>
      <text:p text:style-name="Normal">How to Check JAMB Result with Registration Number 2022</text:p>
      <text:p text:style-name="Normal"/>
      <text:p text:style-name="Normal">JAMB Syllabus for Agriculture 2022/2023</text:p>
      <text:p text:style-name="Normal"/>
      <text:p text:style-name="Normal">List of Petroleum Training Institute (PTI) ND and HND Courses</text:p>
      <text:p text:style-name="Normal"/>
      <text:p text:style-name="Normal">How to Gain Admission into Bayero University Kano (BUK)</text:p>
      <text:p text:style-name="Normal"/>
      <text:p text:style-name="Normal">How to Gain Admission with Low Jamb Score 2022</text:p>
      <text:p text:style-name="Normal"/>
      <text:p text:style-name="Normal">Tertiary Education</text:p>
      <text:p text:style-name="Normal">UNN Final Year Clearance and Certificate Collection</text:p>
      <text:p text:style-name="Normal"/>
      <text:p text:style-name="Normal">UNN Departmental Cut Off Mark for All Courses 2021/2022</text:p>
      <text:p text:style-name="Normal"/>
      <text:p text:style-name="Normal">UNN Hostel and Off Campus Accommodation</text:p>
      <text:p text:style-name="Normal"/>
      <text:p text:style-name="Normal">UNIZIK Hostel and Off Campus Accommodation</text:p>
      <text:p text:style-name="Normal"/>
      <text:p text:style-name="Normal">How to Get UNIZIK Email Address and Password</text:p>
      <text:p text:style-name="Normal"/>
      <text:p text:style-name="Normal">UNN Portal Login – unnportal.unn.edu.ng</text:p>
      <text:p text:style-name="Normal"/>
      <text:p text:style-name="Normal">How to Apply and Get UNN Transcript &amp; iVerification Online 2022</text:p>
      <text:p text:style-name="Normal"/>
      <text:p text:style-name="Normal">UNN Acceptance Fee Payment &amp; Registration Procedures 2022</text:p>
      <text:p text:style-name="Normal"/>
      <text:p text:style-name="Normal">Post UTME</text:p>
      <text:p text:style-name="Normal">17 Tips on How to Score High and Pass Post UTME Exam 2022</text:p>
      <text:p text:style-name="Normal"/>
      <text:p text:style-name="Normal">University of Nigeria, Nsukka (UNN) Post UTME Form 2022/2023</text:p>
      <text:p text:style-name="Normal"/>
      <text:p text:style-name="Normal">How to Study &amp; Pass UNN Post UTME Exam</text:p>
      <text:p text:style-name="Normal"/>
      <text:p text:style-name="Normal">How to Check UNN Post UTME Result and Admission Status</text:p>
      <text:p text:style-name="Normal"/>
      <text:p text:style-name="Normal">FUTA Post UTME Registration Form 2021/2022</text:p>
      <text:p text:style-name="Normal"/>
      <text:p text:style-name="Normal">UNIPORT Post UTME Form 2022</text:p>
      <text:p text:style-name="Normal"/>
      <text:p text:style-name="Normal">International Scholarship</text:p>
      <text:p text:style-name="Normal">Scholarship Opportunities for Refugees &amp; Asylum Seekers 2022</text:p>
      <text:p text:style-name="Normal"/>
      <text:p text:style-name="Normal">Nigeria LNG Limited (NLNG) Scholarship Scheme 2022</text:p>
      <text:p text:style-name="Normal"/>
      <text:p text:style-name="Normal">UK SMART Scholarship for Nigerian Students 2022</text:p>
      <text:p text:style-name="Normal"/>
      <text:p text:style-name="Normal">Shell Nigeria Student Scholarship Schemes 2022</text:p>
      <text:p text:style-name="Normal"/>
      <text:p text:style-name="Normal">Fully Funded Scholarship to Study Abroad for Nigerian Students 2022</text:p>
      <text:p text:style-name="Normal"/>
      <text:p text:style-name="Normal">How to Get Scholarship to Study Abroad from Nigeria</text:p>
      <text:p text:style-name="Normal"/>
      <text:p text:style-name="Normal">Navigate</text:p>
      <text:p text:style-name="Normal">JAMB</text:p>
      <text:p text:style-name="Normal">WAEC</text:p>
      <text:p text:style-name="Normal">Study Abroad</text:p>
      <text:p text:style-name="Normal">Academic Calendar</text:p>
      <text:p text:style-name="Normal">Campus Life</text:p>
      <text:p text:style-name="Normal">Career Guide</text:p>
      <text:p text:style-name="Normal">Scholarship</text:p>
      <text:p text:style-name="Normal">Business</text:p>
      <text:p text:style-name="Normal">Postgraduate</text:p>
      <text:p text:style-name="Normal"/>
      <text:p text:style-name="Normal">Ezoicreport this ad</text:p>
      <text:p text:style-name="Normal">Quick Links</text:p>
      <text:p text:style-name="Normal">About</text:p>
      <text:p text:style-name="Normal">Blog</text:p>
      <text:p text:style-name="Normal">Contact</text:p>
      <text:p text:style-name="Normal">Write for Us</text:p>
      <text:p text:style-name="Normal">Privacy Policy</text:p>
      <text:p text:style-name="Normal">Disclaimer</text:p>
      <text:p text:style-name="Normal">Terms of Service</text:p>
      <text:p text:style-name="Normal">Sitemap</text:p>
      <text:p text:style-name="Normal"/>
      <text:p text:style-name="Normal">Studentship</text:p>
      <text:p text:style-name="Normal">Studentship is an educational blog for students, academic enthusiasts, entrepreneurs and lifelong learners.</text:p>
      <text:p text:style-name="Normal"/>
      <text:p text:style-name="Normal">© 2022 Studentship. All Rights Reserved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347030829081</meta:initial-creator>
    <dc:creator>2347030829081</dc:creator>
    <meta:creation-date>2022-04-19T18:18:00Z</meta:creation-date>
    <dc:date>2022-04-19T18:18:00Z</dc:date>
    <meta:template xlink:href="Normal.dotm" xlink:type="simple"/>
    <meta:editing-cycles>41</meta:editing-cycles>
    <meta:editing-duration>PT2280S</meta:editing-duration>
    <meta:document-statistic meta:page-count="1" meta:paragraph-count="23" meta:word-count="1789" meta:character-count="11966" meta:row-count="85" meta:non-whitespace-character-count="10200"/>
  </office:meta>
</office:document-meta>
</file>